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6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9cm" svg:height="11.137cm" svg:x="3.069cm" svg:y="2.257cm" draw:page-number="1" presentation:class="page"/>
          <draw:frame presentation:style-name="pr1" draw:text-style-name="P1" draw:layer="layout" svg:width="16.79cm" svg:height="13.366cm" svg:x="2.098cm" svg:y="14.10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9cm" svg:height="11.137cm" svg:x="3.069cm" svg:y="2.257cm" presentation:class="page"/>
        <draw:frame presentation:style-name="Default-notes" draw:layer="backgroundobjects" svg:width="16.79cm" svg:height="13.365cm" svg:x="2.098cm" svg:y="14.108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8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8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03T13:58:22</meta:creation-date>
    <dc:date>2007-04-03T16:53:48</dc:date>
    <dc:language>en-US</dc:language>
    <meta:editing-cycles>2</meta:editing-cycles>
    <meta:editing-duration>PT20M32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